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32pt" fo:font-weight="normal" officeooo:rsid="001b02b5" officeooo:paragraph-rsid="001b02b5" style:font-size-asian="32pt" style:font-weight-asian="normal" style:font-size-complex="3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30pt" fo:font-weight="normal" officeooo:rsid="001b02b5" officeooo:paragraph-rsid="001b02b5" style:font-size-asian="30pt" style:font-weight-asian="normal" style:font-size-complex="3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23pt" fo:font-weight="normal" officeooo:rsid="001b02b5" officeooo:paragraph-rsid="001b02b5" style:font-size-asian="23pt" style:font-weight-asian="normal" style:font-size-complex="23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ans Condensed" fo:font-size="18pt" fo:font-weight="bold" officeooo:rsid="001b02b5" officeooo:paragraph-rsid="001b02b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 Condensed" fo:font-size="40pt" fo:letter-spacing="-0.071cm" fo:font-weight="bold" officeooo:rsid="001b02b5" officeooo:paragraph-rsid="001b02b5" style:font-size-asian="40pt" style:font-weight-asian="bold" style:font-size-complex="40pt" style:font-weight-complex="600"/>
    </style:style>
    <style:style style:name="P6" style:family="paragraph" style:parent-style-name="Standard">
      <style:text-properties style:font-name="DejaVu Sans Condensed" fo:font-size="32pt" fo:letter-spacing="-0.071cm" fo:font-weight="bold" officeooo:rsid="001b02b5" officeooo:paragraph-rsid="001b02b5" style:font-size-asian="32pt" style:font-weight-asian="bold" style:font-size-complex="32pt" style:font-weight-complex="600"/>
    </style:style>
    <style:style style:name="P7" style:family="paragraph" style:parent-style-name="Standard">
      <style:paragraph-properties fo:text-align="justify" style:justify-single-word="false"/>
      <style:text-properties style:font-name="DejaVu Sans Condensed" fo:font-size="25pt" fo:font-weight="normal" officeooo:rsid="001b02b5" officeooo:paragraph-rsid="001b02b5" style:font-size-asian="25pt" style:font-weight-asian="normal" style:font-size-complex="2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999999" style:font-name="DejaVu Sans Condensed" fo:font-size="14pt" fo:letter-spacing="0.011cm" fo:font-weight="bold" officeooo:rsid="001b02b5" officeooo:paragraph-rsid="001b02b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999999" style:font-name="DejaVu Sans Condensed" fo:font-size="15pt" fo:font-weight="bold" officeooo:rsid="001b02b5" officeooo:paragraph-rsid="001b02b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999999" style:font-name="DejaVu Sans Condensed" fo:font-size="22pt" fo:font-weight="normal" officeooo:rsid="001b02b5" officeooo:paragraph-rsid="001b02b5" style:font-size-asian="22pt" style:font-weight-asian="normal" style:font-size-complex="2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999999" style:font-name="DejaVu Sans Condensed" fo:font-size="29pt" fo:font-weight="normal" officeooo:rsid="001b02b5" officeooo:paragraph-rsid="001b02b5" style:font-size-asian="29pt" style:font-weight-asian="normal" style:font-size-complex="29pt" style:font-weight-complex="normal"/>
    </style:style>
    <style:style style:name="P12" style:family="paragraph" style:parent-style-name="Standard">
      <style:text-properties fo:color="#999999" style:font-name="DejaVu Sans Condensed" fo:font-size="33pt" fo:font-weight="normal" officeooo:rsid="001b02b5" officeooo:paragraph-rsid="001b02b5" style:font-size-asian="33pt" style:font-weight-asian="normal" style:font-size-complex="3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999999" style:font-name="DejaVu Sans Condensed" fo:font-size="33pt" fo:font-weight="normal" officeooo:rsid="001b02b5" officeooo:paragraph-rsid="001b02b5" style:font-size-asian="33pt" style:font-weight-asian="normal" style:font-size-complex="3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999999" style:font-name="DejaVu Sans" fo:font-size="32pt" fo:font-weight="normal" officeooo:rsid="001b02b5" officeooo:paragraph-rsid="001b02b5" style:font-size-asian="32pt" style:font-weight-asian="normal" style:font-size-complex="3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666666" style:font-name="DejaVu Sans" fo:font-size="48pt" fo:letter-spacing="0.035cm" fo:font-weight="normal" officeooo:rsid="001b02b5" officeooo:paragraph-rsid="001b02b5" style:font-size-asian="48pt" style:font-weight-asian="normal" style:font-size-complex="48pt" style:font-weight-complex="normal"/>
    </style:style>
    <style:style style:name="P16" style:family="paragraph" style:parent-style-name="Standard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1d1" style:font-weight-asian="bold" style:font-weight-complex="bold"/>
    </style:style>
    <style:style style:name="T3" style:family="text">
      <style:text-properties fo:letter-spacing="0.071cm"/>
    </style:style>
    <style:style style:name="T4" style:family="text">
      <style:text-properties fo:letter-spacing="0.035cm"/>
    </style:style>
    <style:style style:name="T5" style:family="text">
      <style:text-properties fo:letter-spacing="-0.106cm"/>
    </style:style>
    <style:style style:name="T6" style:family="text">
      <style:text-properties fo:letter-spacing="-0.141cm"/>
    </style:style>
    <style:style style:name="T7" style:family="text">
      <style:text-properties fo:letter-spacing="0.025cm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ize="34pt" fo:letter-spacing="0.035cm" style:font-size-asian="34pt" style:font-size-complex="34pt"/>
    </style:style>
    <style:style style:name="T10" style:family="text">
      <style:text-properties fo:font-size="34pt" fo:letter-spacing="0.028cm" style:font-size-asian="34pt" style:font-size-complex="34pt"/>
    </style:style>
    <style:style style:name="T11" style:family="text">
      <style:text-properties fo:font-size="35pt" style:font-size-asian="35pt" style:font-size-complex="35pt"/>
    </style:style>
    <style:style style:name="T12" style:family="text">
      <style:text-properties fo:font-size="37pt" style:font-size-asian="37pt" style:font-size-complex="37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5pt" style:font-size-asian="25pt" style:font-size-complex="25pt"/>
    </style:style>
    <style:style style:name="T16" style:family="text">
      <style:text-properties fo:color="#000000" style:font-name="Liberation Serif1"/>
    </style:style>
    <style:style style:name="T17" style:family="text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<text:span text:style-name="T4">The project manager's</text:span> <text:span text:style-name="T6">guide to Manifest Done-ness</text:span></text:p>
      <text:p text:style-name="P8"/>
      <text:p text:style-name="P8">Shelving indefinitely is a symptom of failed processes; fix them</text:p>
      <text:p text:style-name="P1">Build boldly and iterate gladly</text:p>
      <text:p text:style-name="P9">A good prototype can and should become the finished product</text:p>
      <text:p text:style-name="P15">Specify just in time</text:p>
      <text:p text:style-name="P14">Expect to nag and be nagged</text:p>
      <text:p text:style-name="P7"><text:span text:style-name="T7">Turn anticipating the next feature into a</text:span> motivation for completing the current one</text:p>
      <text:p text:style-name="P10">A bug on a closed feature is itself a new feature</text:p>
      <text:p text:style-name="P4">Always plan for and have a vision for the next phase</text:p>
      <text:p text:style-name="P11"><text:span text:style-name="T10">Everyone commits to keeping</text:span> features moving towards completion</text:p>
      <text:p text:style-name="P3">Terminate bad features with a glad heart</text:p>
      <text:p text:style-name="P10">Be ruthless about what the project doesn't need</text:p>
      <text:p text:style-name="P2">Celebrate every "done" equally</text:p>
      <text:p text:style-name="P13"><text:span text:style-name="T12">Pushing the project forward,</text:span> <text:span text:style-name="T14">feature by feature</text:span>, <text:span text:style-name="T1">is everything</text:span></text:p>
      <text:p text:style-name="P12"/>
      <text:p text:style-name="Standard"/>
      <text:p text:style-name="P16"><text:span text:style-name="T16">bit.ly/manifest-donene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Times, 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10:43.335898353</meta:creation-date>
    <meta:generator>LibreOffice/4.2.7.2$Linux_X86_64 LibreOffice_project/420m0$Build-2</meta:generator>
    <dc:date>2015-02-11T17:31:16.661372177</dc:date>
    <meta:editing-duration>PT3M41S</meta:editing-duration>
    <meta:editing-cycles>2</meta:editing-cycles>
    <meta:document-statistic meta:table-count="0" meta:image-count="0" meta:object-count="0" meta:page-count="1" meta:paragraph-count="15" meta:word-count="114" meta:character-count="699" meta:non-whitespace-character-count="600"/>
  </office:meta>
</office:document-meta>
</file>